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3.2903in" fo:margin-left="0.55in" table:align="left"/>
    </style:style>
    <style:style style:name="Table2.A" style:family="table-column">
      <style:table-column-properties style:column-width="0.5993in"/>
    </style:style>
    <style:style style:name="Table2.B" style:family="table-column">
      <style:table-column-properties style:column-width="2.691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B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B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03201" officeooo:paragraph-rsid="0040320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86a17" officeooo:paragraph-rsid="00486a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86a17" officeooo:paragraph-rsid="00486a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officeooo:rsid="00403201" officeooo:paragraph-rsid="00403201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92bdf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92b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592bdf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45ce6d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40320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fo:font-size="12pt" officeooo:paragraph-rsid="0048f77f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4ae4fb" officeooo:paragraph-rsid="004ae4fb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5033a8" officeooo:paragraph-rsid="005033a8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44e3e2" officeooo:paragraph-rsid="0056fed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DejaVu Sans Condensed1" fo:font-size="12pt" officeooo:rsid="005b594e" officeooo:paragraph-rsid="005b594e" style:font-size-asian="12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033a8" officeooo:paragraph-rsid="005033a8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48f77f" officeooo:paragraph-rsid="0048f77f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bold" officeooo:rsid="00486a17" officeooo:paragraph-rsid="0048f77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b594e" officeooo:paragraph-rsid="005b594e" style:font-size-asian="12pt" style:font-weight-asian="bold" style:font-size-complex="12pt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403201" officeooo:paragraph-rsid="00403201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48f77f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48f77f" officeooo:paragraph-rsid="0048f77f"/>
    </style:style>
    <style:style style:name="P25" style:family="paragraph" style:parent-style-name="Standard" style:list-style-name="L4">
      <style:paragraph-properties fo:text-align="start" style:justify-single-word="false"/>
      <style:text-properties fo:font-weight="bold" officeooo:paragraph-rsid="0048f77f" style:font-weight-asian="bold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officeooo:rsid="004ae4fb" officeooo:paragraph-rsid="004ae4fb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1" fo:font-size="12pt" officeooo:rsid="005b594e" officeooo:paragraph-rsid="005b594e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5b594e" officeooo:paragraph-rsid="005b594e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ejaVu Sans Condensed1" fo:font-size="12pt" fo:font-weight="bold" officeooo:rsid="005b594e" officeooo:paragraph-rsid="005b594e" style:font-size-asian="12pt" style:font-weight-asian="bold" style:font-size-complex="12pt" style:font-weight-complex="bold"/>
    </style:style>
    <style:style style:name="T1" style:family="text">
      <style:text-properties style:text-line-through-style="none" style:text-line-through-type="none" officeooo:rsid="0040320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ee60d" style:font-weight-asian="normal" style:font-weight-complex="normal"/>
    </style:style>
    <style:style style:name="T4" style:family="text">
      <style:text-properties fo:font-weight="normal" officeooo:rsid="0044bfc4" style:font-weight-asian="normal" style:font-weight-complex="normal"/>
    </style:style>
    <style:style style:name="T5" style:family="text">
      <style:text-properties fo:font-weight="normal" officeooo:rsid="00403201" style:font-weight-asian="normal" style:font-weight-complex="normal"/>
    </style:style>
    <style:style style:name="T6" style:family="text">
      <style:text-properties fo:font-weight="normal" officeooo:rsid="004ae4fb" style:font-weight-asian="normal" style:font-weight-complex="normal"/>
    </style:style>
    <style:style style:name="T7" style:family="text">
      <style:text-properties fo:font-weight="normal" officeooo:rsid="0054abc3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ee60d" style:font-weight-asian="bold" style:font-weight-complex="bold"/>
    </style:style>
    <style:style style:name="T10" style:family="text">
      <style:text-properties fo:font-weight="bold" officeooo:rsid="002de971" style:font-weight-asian="bold" style:font-weight-complex="bold"/>
    </style:style>
    <style:style style:name="T11" style:family="text">
      <style:text-properties fo:font-weight="bold" officeooo:rsid="004ae4fb" style:font-weight-asian="bold" style:font-weight-complex="bold"/>
    </style:style>
    <style:style style:name="T12" style:family="text">
      <style:text-properties fo:font-weight="bold" officeooo:rsid="0044bfc4" style:font-weight-asian="bold" style:font-weight-complex="bold"/>
    </style:style>
    <style:style style:name="T13" style:family="text">
      <style:text-properties fo:font-weight="bold" officeooo:rsid="00403201" style:font-weight-asian="bold" style:font-weight-complex="bold"/>
    </style:style>
    <style:style style:name="T14" style:family="text">
      <style:text-properties fo:font-weight="bold" officeooo:rsid="0054abc3" style:font-weight-asian="bold" style:font-weight-complex="bold"/>
    </style:style>
    <style:style style:name="T15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48f77f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5033a8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48f77f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56a4d1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53f088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58ea21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5b594e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officeooo:rsid="00486a17" style:font-size-asian="12pt" style:font-size-complex="12pt"/>
    </style:style>
    <style:style style:name="T27" style:family="text">
      <style:text-properties style:font-name="DejaVu Sans Condensed1" fo:font-size="12pt" officeooo:rsid="0048f77f" style:font-size-asian="12pt" style:font-size-complex="12pt"/>
    </style:style>
    <style:style style:name="T28" style:family="text">
      <style:text-properties officeooo:rsid="0035db3e"/>
    </style:style>
    <style:style style:name="T29" style:family="text">
      <style:text-properties style:font-name="DejaVu Sans Condense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28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9"><text:span text:style-name="T21">3</text:span><text:span text:style-name="T24">0</text:span><text:span text:style-name="T22">1</text:span><text:span text:style-name="T20"> - </text:span><text:span text:style-name="T21">Flight - Preflight, Takeoff, Landing, RWR</text:span><text:span text:style-name="T23">, </text:span><text:span text:style-name="T25">Fuel</text:span></text:p>
      <text:p text:style-name="P1"/>
      <text:p text:style-name="P6"><text:span text:style-name="T9">T</text:span><text:span text:style-name="T8">akeoff</text:span></text:p>
      <text:list text:style-name="L1">
        <text:list-item>
          <text:p text:style-name="P10"><text:span text:style-name="T10">F</text:span><text:span text:style-name="T9">laps</text:span><text:span text:style-name="T3"> ... </text:span><text:span text:style-name="T14">Half</text:span><text:span text:style-name="T7"> or </text:span><text:span text:style-name="T11">Full</text:span><text:span text:style-name="T6">.</text:span></text:p>
        </text:list-item>
        <text:list-item>
          <text:p text:style-name="P13"><text:span text:style-name="T4">B</text:span><text:span text:style-name="T2">egin takeoff run.</text:span></text:p>
        </text:list-item>
        <text:list-item>
          <text:p text:style-name="P11"><text:span text:style-name="T5">Rotate at </text:span><text:span text:style-name="T14">280 kph for Half flaps</text:span><text:span text:style-name="T7">, or </text:span><text:span text:style-name="T12">26</text:span><text:span text:style-name="T13">0 kph </text:span><text:span text:style-name="T14">for Full flaps</text:span><text:span text:style-name="T5">.</text:span></text:p>
        </text:list-item>
        <text:list-item>
          <text:p text:style-name="P14"><text:span text:style-name="T5">P</text:span><text:span text:style-name="T2">ut pitot tubes at the horizon for a good takeoff angle, about 13 degrees.</text:span></text:p>
        </text:list-item>
        <text:list-item>
          <text:p text:style-name="P15"><text:span text:style-name="T5">R</text:span><text:span text:style-name="T2">aise gear immediately but </text:span><text:span text:style-name="T8">build up speed before raising flaps</text:span><text:span text:style-name="T2">. <text:s/>Raise flaps under </text:span><text:span text:style-name="T8">400 kph</text:span><text:span text:style-name="T2">.</text:span></text:p>
        </text:list-item>
      </text:list>
      <text:p text:style-name="P4"/>
      <text:p text:style-name="P2">Landing</text:p>
      <text:list text:style-name="L2">
        <text:list-item>
          <text:p text:style-name="P17">Under <text:span text:style-name="T8">400 kph</text:span>, put down <text:span text:style-name="T8">gear and flaps</text:span>.</text:p>
        </text:list-item>
        <text:list-item>
          <text:p text:style-name="P17">Pattern speed ~300 kph, final approach speed ~260 kph.</text:p>
        </text:list-item>
        <text:list-item>
          <text:p text:style-name="P17">Landing speed ~220 to 240 kph.</text:p>
        </text:list-item>
        <text:list-item>
          <text:p text:style-name="P18">Put pitot tubes at the horizon for a good landing angle, about 13 degrees.</text:p>
        </text:list-item>
        <text:list-item>
          <text:p text:style-name="P22"><text:span text:style-name="T15">Use </text:span><text:span text:style-name="T18">drag chute</text:span><text:span text:style-name="T15"> if needed (</text:span><text:span text:style-name="T18">Shift-T5 down</text:span><text:span text:style-name="T15">). <text:s/></text:span><text:span text:style-name="T17">WARNING Don't press the button again until you want to drop the chute.</text:span></text:p>
        </text:list-item>
      </text:list>
      <text:p text:style-name="P5"/>
      <text:p text:style-name="P3">RWR</text:p>
      <text:list text:style-name="L3">
        <text:list-item>
          <text:p text:style-name="P19">Light in <text:span text:style-name="T8">outer ring of large circles</text:span> indicates <text:span text:style-name="T8">primary threat direction</text:span>.</text:p>
        </text:list-item>
        <text:list-item>
          <text:p text:style-name="P19">Lights in <text:span text:style-name="T8">small dots just inside those</text:span> indicates <text:span text:style-name="T8">secondary threats</text:span>.</text:p>
        </text:list-item>
        <text:list-item>
          <text:p text:style-name="P23"><text:span text:style-name="T16">Ring of </text:span><text:span text:style-name="T19">dashed lines on the inside</text:span><text:span text:style-name="T16"> indicates </text:span><text:span text:style-name="T19">range/signal strength of primary threat</text:span><text:span text:style-name="T16">, weakest is all the way to the right, and getting stronger to the left. <text:s/>Ownship marker is the triangle at the left.</text:span></text:p>
        </text:list-item>
        <text:list-item>
          <text:p text:style-name="P24"><text:span text:style-name="T15">Lights in </text:span><text:span text:style-name="T18">bottom row of dashes and letters</text:span><text:span text:style-name="T15"> is </text:span><text:span text:style-name="T18">primary (dashes)</text:span><text:span text:style-name="T15"> and </text:span><text:span text:style-name="T18">secondary (letters)</text:span><text:span text:style-name="T15"> threat:</text:span></text:p>
        </text:list-item>
      </text:list>
      <text:list text:style-name="L4">
        <text:list-item>
          <text:list>
            <text:list-item>
              <text:p text:style-name="P20"><text:s text:c="5"/>П<text:tab/><text:tab/> <text:s text:c="4"/>З<text:tab/><text:tab/> <text:s text:c="4"/>X<text:tab/><text:tab/> <text:s text:c="4"/>H<text:tab/><text:tab/> <text:s text:c="4"/>F<text:tab/><text:tab/> <text:s text:c="3"/>C</text:p>
            </text:list-item>
            <text:list-item>
              <text:p text:style-name="P25"><text:span text:style-name="T27">AI</text:span><text:span text:style-name="T26"> radar<text:tab/></text:span><text:span text:style-name="T27">LR</text:span><text:span text:style-name="T26"> radar<text:tab/></text:span><text:span text:style-name="T27">MR</text:span><text:span text:style-name="T26"> radar<text:tab/></text:span><text:span text:style-name="T27">SR</text:span><text:span text:style-name="T26"> radar<text:tab/></text:span><text:span text:style-name="T27">EW</text:span><text:span text:style-name="T26"> radar<text:tab/></text:span><text:span text:style-name="T27">AWACS</text:span></text:p>
            </text:list-item>
          </text:list>
        </text:list-item>
        <text:list-item>
          <text:p text:style-name="P26"><text:span text:style-name="T19">B</text:span><text:span text:style-name="T16"> </text:span><text:span text:style-name="T15">and </text:span><text:span text:style-name="T18">H</text:span><text:span text:style-name="T15"> lights in the center of the plane show relative elevation of primary threat. <text:s/>If both are lit, threat is co-altitude.</text:span></text:p>
        </text:list-item>
        <text:list-item>
          <text:p text:style-name="P26"><text:span text:style-name="T18">Red flashing circle</text:span><text:span text:style-name="T15"> in the center around the plane is </text:span><text:span text:style-name="T18">radar lock warning</text:span><text:span text:style-name="T15">.</text:span></text:p>
        </text:list-item>
        <text:list-item>
          <text:p text:style-name="P26"><text:span text:style-name="T15">Press </text:span><text:span text:style-name="T18">Shift-E1 press</text:span><text:span text:style-name="T15"> to toggle RWR to filter out acquisition radars.</text:span></text:p>
        </text:list-item>
      </text:list>
      <text:p text:style-name="P12"/>
      <text:p text:style-name="P21">Fuel indicator lights<text:span text:style-name="T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Light</text:p>
          </table:table-cell>
          <table:table-cell table:style-name="Table2.B1" office:value-type="string">
            <text:p text:style-name="P28">Meaning</text:p>
          </table:table-cell>
        </table:table-row>
        <table:table-row>
          <table:table-cell table:style-name="Table2.A2" office:value-type="string">
            <text:p text:style-name="P29">I</text:p>
          </table:table-cell>
          <table:table-cell table:style-name="Table2.B2" office:value-type="string">
            <text:p text:style-name="P27">Empty or no tanks on outer pylons</text:p>
          </table:table-cell>
        </table:table-row>
        <table:table-row>
          <table:table-cell table:style-name="Table2.A2" office:value-type="string">
            <text:p text:style-name="P29">II</text:p>
          </table:table-cell>
          <table:table-cell table:style-name="Table2.B2" office:value-type="string">
            <text:p text:style-name="P27">Empty or no tanks on inner pylons</text:p>
          </table:table-cell>
        </table:table-row>
        <table:table-row>
          <table:table-cell table:style-name="Table2.A2" office:value-type="string">
            <text:p text:style-name="P29">KP</text:p>
          </table:table-cell>
          <table:table-cell table:style-name="Table2.B2" office:value-type="string">
            <text:p text:style-name="P27">Empty internal wing tanks</text:p>
          </table:table-cell>
        </table:table-row>
        <table:table-row>
          <table:table-cell table:style-name="Table2.A2" office:value-type="string">
            <text:p text:style-name="P29">3/4</text:p>
          </table:table-cell>
          <table:table-cell table:style-name="Table2.B2" office:value-type="string">
            <text:p text:style-name="P27">Empty internal 3rd and 4th tanks</text:p>
          </table:table-cell>
        </table:table-row>
        <table:table-row>
          <table:table-cell table:style-name="Table2.A2" office:value-type="string">
            <text:p text:style-name="P29"><text:span text:style-name="T29">Ц</text:span></text:p>
          </table:table-cell>
          <table:table-cell table:style-name="Table2.B2" office:value-type="string">
            <text:p text:style-name="P27">Empty internal central tank</text:p>
          </table:table-cell>
        </table:table-row>
        <table:table-row>
          <table:table-cell table:style-name="Table2.A2" office:value-type="string">
            <text:p text:style-name="P29">0.5</text:p>
          </table:table-cell>
          <table:table-cell table:style-name="Table2.B2" office:value-type="string">
            <text:p text:style-name="P27">Less than 500 kg fuel remaining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5T14:49:54.872000000</dc:date>
    <meta:editing-duration>PT9H38M13S</meta:editing-duration>
    <meta:editing-cycles>68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44" meta:word-count="336" meta:character-count="1762" meta:non-whitespace-character-count="1451"/>
  </office:meta>
</office:document-meta>
</file>